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9349" officeooo:paragraph-rsid="00079349"/>
    </style:style>
    <style:style style:name="P2" style:family="paragraph" style:parent-style-name="Standard">
      <style:text-properties officeooo:rsid="00079349" officeooo:paragraph-rsid="00079349"/>
    </style:style>
    <style:style style:name="P3" style:family="paragraph" style:parent-style-name="Standard">
      <style:text-properties officeooo:rsid="0008e300" officeooo:paragraph-rsid="000793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Science</text:p>
      <text:p text:style-name="P1"/>
      <text:p text:style-name="P1">Numpy and Pandas – Python library</text:p>
      <text:p text:style-name="P1"/>
      <text:p text:style-name="P3">pip install pandas num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0:14:49.397000000</meta:creation-date>
    <dc:date>2017-03-20T17:52:54.121000000</dc:date>
    <meta:editing-duration>PT2M47S</meta:editing-duration>
    <meta:editing-cycles>2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3" meta:word-count="11" meta:character-count="69" meta:non-whitespace-character-count="60"/>
  </office:meta>
</office:document-meta>
</file>